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4.2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5.25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cm" svg:x="1cm" svg:y="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25cm" svg:height="2cm" svg:x="3.5cm" svg:y="4.5cm">
          <text:p text:style-name="P1">Calculator servic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75cm" svg:height="2.25cm" svg:x="6.25cm" svg:y="8cm">
          <text:p text:style-name="P1">APIServic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75cm" svg:height="2.5cm" svg:x="9.25cm" svg:y="11.25cm">
          <text:p text:style-name="P1">Repository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3cm" svg:y1="3cm" svg:x2="3.5cm" svg:y2="5.5cm" draw:start-shape="id1" draw:start-glue-point="2" draw:end-shape="id2" draw:end-glue-point="3" svg:d="M3000 3000v501l-1 1999h501" svg:viewBox="0 0 502 2501">
          <text:p/>
        </draw:connector>
        <draw:connector draw:style-name="gr6" draw:text-style-name="P2" draw:layer="layout" draw:type="lines" svg:x1="5.625cm" svg:y1="6.5cm" svg:x2="6.25cm" svg:y2="9.125cm" draw:start-shape="id2" draw:start-glue-point="2" draw:end-shape="id3" draw:end-glue-point="3" svg:d="M5625 6500v501l124 2124h501" svg:viewBox="0 0 626 2626">
          <text:p/>
        </draw:connector>
        <draw:connector draw:style-name="gr7" draw:text-style-name="P2" draw:layer="layout" draw:type="lines" svg:x1="8.625cm" svg:y1="10.25cm" svg:x2="9.25cm" svg:y2="12.5cm" draw:start-shape="id3" draw:start-glue-point="2" draw:end-shape="id4" draw:end-glue-point="3" svg:d="M8625 10250v501l124 1749h501" svg:viewBox="0 0 626 2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42:43.800140138</meta:creation-date>
    <dc:date>2024-11-19T12:54:12.563972666</dc:date>
    <meta:editing-duration>PT4H11M27S</meta:editing-duration>
    <meta:editing-cycles>4</meta:editing-cycles>
    <meta:generator>LibreOffice/24.2.5.2$Linux_X86_64 LibreOffice_project/420$Build-2</meta:generator>
    <meta:document-statistic meta:object-count="7"/>
  </office:meta>
</office:document-meta>
</file>